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4" svg:font-family="'Lohit Hindi'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5f_1" style:list-style-name="L1">
      <style:graphic-properties draw:stroke="none" draw:fill="none" draw:fill-color="#ffffff" draw:textarea-horizontal-align="justify" draw:textarea-vertical-align="middle" draw:auto-grow-height="false" fo:min-height="2.633cm" fo:min-width="28cm" fo:padding-top="0cm" fo:padding-bottom="0cm" fo:padding-left="0cm" fo:padding-right="0cm" fo:wrap-option="wrap" draw:shadow-color="#808080"/>
    </style:style>
    <style:style style:name="gr2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false" fo:min-height="11.602cm" fo:min-width="28cm" fo:padding-top="0.098cm" fo:padding-bottom="0cm" fo:padding-left="0cm" fo:padding-right="0cm" fo:wrap-option="wrap" draw:shadow-color="#808080"/>
    </style:style>
    <style:style style:name="gr3" style:family="graphic" style:parent-style-name="Default_5f_1" style:list-style-name="L3">
      <style:graphic-properties draw:stroke="none" draw:fill="none" draw:fill-color="#ffffff" draw:textarea-horizontal-align="justify" draw:textarea-vertical-align="middle" draw:auto-grow-height="false" fo:min-height="0.517cm" fo:min-width="5.421cm" fo:padding-top="0.13cm" fo:padding-bottom="0.13cm" fo:padding-left="0.25cm" fo:padding-right="0.25cm" fo:wrap-option="wrap" draw:shadow-color="#808080"/>
    </style:style>
    <style:style style:name="gr4" style:family="graphic" style:parent-style-name="Default_5f_1" style:list-style-name="L4">
      <style:graphic-properties draw:stroke="none" draw:fill="none" draw:fill-color="#ffffff" draw:textarea-horizontal-align="justify" draw:textarea-vertical-align="bottom" draw:auto-grow-height="false" fo:min-height="1.227cm" fo:min-width="8.603cm" fo:padding-top="0.13cm" fo:padding-bottom="0.13cm" fo:padding-left="0.25cm" fo:padding-right="0.25cm" fo:wrap-option="wrap" draw:shadow-color="#808080"/>
    </style:style>
    <style:style style:name="gr5" style:family="graphic" style:parent-style-name="Default_5f_1">
      <style:graphic-properties draw:stroke="none" draw:fill="none" draw:fill-color="#ffffff" draw:textarea-horizontal-align="left" draw:textarea-vertical-align="middle" draw:auto-grow-height="false" fo:min-height="13.108cm" fo:min-width="16.304cm" fo:padding-top="0.13cm" fo:padding-bottom="0.13cm" fo:padding-left="0.25cm" fo:padding-right="0.25cm" fo:wrap-option="no-wrap" draw:shadow-color="#808080"/>
    </style:style>
    <style:style style:name="gr6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false" fo:min-height="11.602cm" fo:min-width="28cm" fo:padding-top="0.098cm" fo:padding-bottom="0cm" fo:padding-left="0cm" fo:padding-right="0cm" fo:wrap-option="wrap" draw:shadow-color="#808080"/>
    </style:style>
    <style:style style:name="gr7" style:family="graphic" style:parent-style-name="Default_5f_1" style:list-style-name="L3">
      <style:graphic-properties draw:stroke="none" draw:fill="none" draw:fill-color="#ffffff" draw:textarea-horizontal-align="justify" draw:textarea-vertical-align="middle" draw:auto-grow-height="false" fo:min-height="0.517cm" fo:min-width="5.421cm" fo:padding-top="0.13cm" fo:padding-bottom="0.13cm" fo:padding-left="0.25cm" fo:padding-right="0.25cm" fo:wrap-option="wrap" draw:shadow-color="#808080"/>
    </style:style>
    <style:style style:name="gr8" style:family="graphic" style:parent-style-name="Default_5f_1" style:list-style-name="L4">
      <style:graphic-properties draw:stroke="none" draw:fill="none" draw:fill-color="#ffffff" draw:textarea-horizontal-align="justify" draw:textarea-vertical-align="bottom" draw:auto-grow-height="false" fo:min-height="1.227cm" fo:min-width="8.603cm" fo:padding-top="0.13cm" fo:padding-bottom="0.13cm" fo:padding-left="0.25cm" fo:padding-right="0.25cm" fo:wrap-option="wrap" draw:shadow-color="#808080"/>
    </style:style>
    <style:style style:name="gr9" style:family="graphic" style:parent-style-name="Default_5f_1">
      <style:graphic-properties draw:stroke="none" draw:fill="none" draw:fill-color="#ffffff" draw:textarea-horizontal-align="left" draw:textarea-vertical-align="middle" draw:auto-grow-height="false" fo:min-height="2.372cm" fo:min-width="27.5cm" fo:padding-top="0.13cm" fo:padding-bottom="0.13cm" fo:padding-left="0.25cm" fo:padding-right="0.25cm" fo:wrap-option="no-wrap" draw:shadow-color="#808080"/>
    </style:style>
    <style:style style:name="gr10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false" fo:min-height="11.602cm" fo:min-width="28cm" fo:padding-top="0.098cm" fo:padding-bottom="0cm" fo:padding-left="0cm" fo:padding-right="0cm" fo:wrap-option="wrap" draw:shadow-color="#808080"/>
    </style:style>
    <style:style style:name="gr11" style:family="graphic" style:parent-style-name="Default_5f_1" style:list-style-name="L3">
      <style:graphic-properties draw:stroke="none" draw:fill="none" draw:fill-color="#ffffff" draw:textarea-horizontal-align="justify" draw:textarea-vertical-align="middle" draw:auto-grow-height="false" fo:min-height="0.517cm" fo:min-width="5.421cm" fo:padding-top="0.13cm" fo:padding-bottom="0.13cm" fo:padding-left="0.25cm" fo:padding-right="0.25cm" fo:wrap-option="wrap" draw:shadow-color="#808080"/>
    </style:style>
    <style:style style:name="gr12" style:family="graphic" style:parent-style-name="Default_5f_1" style:list-style-name="L4">
      <style:graphic-properties draw:stroke="none" draw:fill="none" draw:fill-color="#ffffff" draw:textarea-horizontal-align="justify" draw:textarea-vertical-align="bottom" draw:auto-grow-height="false" fo:min-height="1.228cm" fo:min-width="8.603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min-height="2.372cm" fo:min-width="27.5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1.602cm" fo:min-width="28cm" fo:padding-top="0.098cm" fo:padding-bottom="0cm" fo:padding-left="0cm" fo:padding-right="0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517cm" fo:min-width="5.421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228cm" fo:min-width="8.603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8cm" fo:min-width="16.304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1.602cm" fo:min-width="28cm" fo:padding-top="0.098cm" fo:padding-bottom="0cm" fo:padding-left="0cm" fo:padding-right="0cm" fo:wrap-option="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517cm" fo:min-width="5.421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227cm" fo:min-width="8.603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1.602cm" fo:min-width="28cm" fo:padding-top="0.098cm" fo:padding-bottom="0cm" fo:padding-left="0cm" fo:padding-right="0cm" fo:wrap-option="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517cm" fo:min-width="5.421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228cm" fo:min-width="8.603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93%" fo:text-align="center" fo:text-indent="0cm" style:line-break="strict"/>
      <style:text-properties fo:font-size="14.8999996185303pt"/>
    </style:style>
    <style:style style:name="P2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4.8999996185303pt"/>
    </style:style>
    <style:style style:name="P3" style:family="paragraph">
      <style:paragraph-properties fo:margin-left="0.952cm" fo:margin-right="0cm" fo:margin-top="0cm" fo:margin-bottom="0.414cm" fo:line-height="93%" fo:text-align="center" fo:text-indent="-0.93cm" style:line-break="strict"/>
      <style:text-properties fo:font-size="14.8999996185303pt"/>
    </style:style>
    <style:style style:name="P4" style:family="paragraph">
      <loext:graphic-properties draw:fill="none" draw:fill-color="#ffffff"/>
      <style:paragraph-properties fo:margin-left="0.952cm" fo:margin-right="0cm" fo:margin-top="0cm" fo:margin-bottom="0.414cm" fo:line-height="93%" fo:text-align="center" fo:text-indent="-0.93cm" style:line-break="strict" style:writing-mode="lr-tb" style:font-independent-line-spacing="true"/>
      <style:text-properties fo:font-size="14.8999996185303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line-break="strict"/>
      <style:text-properties fo:font-size="14.8999996185303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4.8999996185303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line-break="strict"/>
      <style:text-properties fo:font-size="19.3999996185303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9.3999996185303pt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color="#ffff66" style:font-name="Arial1" fo:font-size="48pt" fo:language="en" fo:country="AU" fo:font-weight="bold" style:font-name-asian="Arial1" style:font-size-asian="48pt" style:language-asian="en" style:country-asian="AU" style:font-weight-asian="bold" style:font-name-complex="Arial1" style:font-size-complex="48pt" style:language-complex="en" style:country-complex="AU" style:font-weight-complex="bold"/>
    </style:style>
    <style:style style:name="T2" style:family="text">
      <style:text-properties fo:color="#ffff66" style:font-name="Arial1" fo:font-size="18pt" fo:language="en" fo:country="AU" fo:font-style="italic" style:font-name-asian="Arial1" style:font-size-asian="18pt" style:language-asian="en" style:country-asian="AU" style:font-style-asian="italic" style:font-name-complex="Arial1" style:font-size-complex="18pt" style:language-complex="en" style:country-complex="AU" style:font-style-complex="italic"/>
    </style:style>
    <style:style style:name="T3" style:family="text">
      <style:text-properties fo:color="#ffffff" style:font-name="Arial1" fo:font-size="40pt" fo:language="en" fo:country="AU" style:font-name-asian="Arial1" style:font-size-asian="40pt" style:language-asian="en" style:country-asian="AU" style:font-name-complex="Arial1" style:font-size-complex="40pt" style:language-complex="en" style:country-complex="AU"/>
    </style:style>
    <style:style style:name="T4" style:family="text">
      <style:text-properties fo:color="#898989" style:font-name="Times New Roman" fo:font-size="12pt" fo:language="en" fo:country="AU" style:font-name-asian="DejaVu Sans1" style:font-size-asian="12pt" style:language-asian="en" style:country-asian="AU" style:font-name-complex="DejaVu Sans1" style:font-size-complex="12pt" style:language-complex="en" style:country-complex="AU"/>
    </style:style>
    <style:style style:name="T5" style:family="text">
      <style:text-properties fo:color="#000000" style:font-name="Times New Roman" fo:font-size="12pt" fo:language="en" fo:country="AU" style:font-name-asian="DejaVu Sans1" style:font-size-asian="12pt" style:language-asian="en" style:country-asian="AU" style:font-name-complex="DejaVu Sans1" style:font-size-complex="12pt" style:language-complex="en" style:country-complex="AU"/>
    </style:style>
    <text:list-style style:name="L1">
      <text:list-level-style-number text:level="1" style:num-format="">
        <style:list-level-properties/>
        <style:text-properties fo:color="#ffff6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4" presentation:use-date-time-name="dtd1">
        <office:forms form:automatic-focus="false" form:apply-design-mode="false"/>
        <draw:custom-shape draw:style-name="gr1" draw:text-style-name="P2" draw:layer="layout" svg:width="28cm" svg:height="2.633cm" svg:x="-0.001cm" svg:y="0.626cm">
          <text:list text:style-name="L1">
            <text:list-header>
              <text:p text:style-name="P1"><text:span text:style-name="T1">Lamb of God</text:span><text:span text:style-name="T1"><text:line-break/></text:span><text:span text:style-name="T2">Words &amp; Music: Twila Par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8cm" svg:height="11.7cm" svg:x="0cm" svg:y="3.9cm">
          <text:list text:style-name="L2">
            <text:list-header>
              <text:p text:style-name="P3"><text:span text:style-name="T3">Your only Son, no sin to hide</text:span></text:p>
              <text:p text:style-name="P3"><text:span text:style-name="T3">But You have sent Him,</text:span></text:p>
              <text:p text:style-name="P3"><text:span text:style-name="T3">From Your side</text:span></text:p>
              <text:p text:style-name="P3"><text:span text:style-name="T3">To walk upon this guilty sod</text:span></text:p>
              <text:p text:style-name="P3"><text:span text:style-name="T3">And to become the Lamb of God</text:span></text:p>
              <text:p text:style-name="P3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5.921cm" svg:height="0.777cm" svg:x="21.597cm" svg:y="14.24cm">
          <text:list text:style-name="L3">
            <text:list-header>
              <text:p text:style-name="P5"><text:span text:style-name="T4">Licence No. CCLI <text:s/>31289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custom-shape draw:style-name="gr4" draw:text-style-name="P8" draw:layer="layout" svg:width="9.103cm" svg:height="1.487cm" svg:x="11.894cm" svg:y="28.212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338cm" svg:height="11.139cm" svg:x="2.829cm" svg:y="2.256cm" draw:page-number="1" presentation:class="page"/>
          <draw:custom-shape draw:style-name="gr5" draw:text-style-name="P9" draw:layer="layout" svg:width="16.804cm" svg:height="13.368cm" svg:x="2.099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4" presentation:use-date-time-name="dtd1">
        <office:forms form:automatic-focus="false" form:apply-design-mode="false"/>
        <draw:custom-shape draw:style-name="gr6" draw:text-style-name="P4" draw:layer="layout" svg:width="28cm" svg:height="11.7cm" svg:x="-0.001cm" svg:y="3.9cm">
          <text:list text:style-name="L2">
            <text:list-header>
              <text:p text:style-name="P3"><text:span text:style-name="T3">Your gift of Love they crucified</text:span></text:p>
              <text:p text:style-name="P3"><text:span text:style-name="T3">They laughed and scorned him as he died</text:span></text:p>
              <text:p text:style-name="P3"><text:span text:style-name="T3">The humble King they named a fraud</text:span></text:p>
              <text:p text:style-name="P3"><text:span text:style-name="T3">And sacrificed the Lamb of God</text:span></text:p>
              <text:p text:style-name="P3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6" draw:layer="layout" svg:width="5.921cm" svg:height="0.777cm" svg:x="21.597cm" svg:y="14.24cm">
          <text:list text:style-name="L3">
            <text:list-header>
              <text:p text:style-name="P5"><text:span text:style-name="T4">Licence No. CCLI <text:s/>31289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custom-shape draw:style-name="gr8" draw:text-style-name="P8" draw:layer="layout" svg:width="9.103cm" svg:height="1.487cm" svg:x="11.895cm" svg:y="28.212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338cm" svg:height="11.139cm" svg:x="2.829cm" svg:y="2.256cm" draw:page-number="2" presentation:class="page"/>
          <draw:custom-shape draw:style-name="gr5" draw:text-style-name="P9" draw:layer="layout" svg:width="16.804cm" svg:height="13.368cm" svg:x="2.099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4" presentation:use-date-time-name="dtd1">
        <office:forms form:automatic-focus="false" form:apply-design-mode="false"/>
        <draw:custom-shape draw:style-name="gr9" draw:text-style-name="P9" draw:layer="layout" svg:width="28cm" svg:height="2.632cm" svg:x="0cm" svg:y="0.627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4" draw:layer="layout" svg:width="28cm" svg:height="11.7cm" svg:x="0cm" svg:y="3.9cm">
          <text:list text:style-name="L2">
            <text:list-header>
              <text:p text:style-name="P3"><text:span text:style-name="T3">Oh Lamb of God, Sweet lamb of God</text:span></text:p>
              <text:p text:style-name="P3"><text:span text:style-name="T3">I love the Holy Lamb of God</text:span></text:p>
              <text:p text:style-name="P3"><text:span text:style-name="T3">Oh wash me in His precious Blood</text:span></text:p>
              <text:p text:style-name="P3"><text:span text:style-name="T3">My Jesus Christ the Lamb of God</text:span></text:p>
              <text:p text:style-name="P3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6" draw:layer="layout" svg:width="5.921cm" svg:height="0.777cm" svg:x="21.597cm" svg:y="14.24cm">
          <text:list text:style-name="L3">
            <text:list-header>
              <text:p text:style-name="P5"><text:span text:style-name="T4">Licence No. CCLI <text:s/>31289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custom-shape draw:style-name="gr12" draw:text-style-name="P8" draw:layer="layout" svg:width="9.103cm" svg:height="1.488cm" svg:x="11.894cm" svg:y="28.211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338cm" svg:height="11.139cm" svg:x="2.829cm" svg:y="2.256cm" draw:page-number="3" presentation:class="page"/>
          <draw:custom-shape draw:style-name="gr5" draw:text-style-name="P9" draw:layer="layout" svg:width="16.804cm" svg:height="13.368cm" svg:x="2.099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Title4" presentation:use-date-time-name="dtd1">
        <office:forms form:automatic-focus="false" form:apply-design-mode="false"/>
        <draw:custom-shape draw:style-name="gr13" draw:text-style-name="P9" draw:layer="layout" svg:width="28cm" svg:height="2.632cm" svg:x="0cm" svg:y="0.627cm">
          <text:p/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28cm" svg:height="11.7cm" svg:x="-0.001cm" svg:y="3.9cm">
          <text:list text:style-name="L2">
            <text:list-header>
              <text:p text:style-name="P3"><text:span text:style-name="T3">I was so lost I should have died</text:span></text:p>
              <text:p text:style-name="P3"><text:span text:style-name="T3">But You have brought me to Your side</text:span></text:p>
              <text:p text:style-name="P3"><text:span text:style-name="T3">To be led by Your staff and rod</text:span></text:p>
              <text:p text:style-name="P3"><text:span text:style-name="T3">And to be called a lamb of G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6" draw:layer="layout" svg:width="5.921cm" svg:height="0.777cm" svg:x="21.597cm" svg:y="14.24cm">
          <text:list text:style-name="L3">
            <text:list-header>
              <text:p text:style-name="P5"><text:span text:style-name="T4">Licence No. CCLI <text:s/>31289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custom-shape draw:style-name="gr16" draw:text-style-name="P8" draw:layer="layout" svg:width="9.103cm" svg:height="1.488cm" svg:x="11.894cm" svg:y="28.211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338cm" svg:height="11.139cm" svg:x="2.829cm" svg:y="2.256cm" draw:page-number="4" presentation:class="page"/>
          <draw:custom-shape draw:style-name="gr17" draw:text-style-name="P9" draw:layer="layout" svg:width="16.804cm" svg:height="13.368cm" svg:x="2.099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le4" presentation:use-date-time-name="dtd1">
        <office:forms form:automatic-focus="false" form:apply-design-mode="false"/>
        <draw:custom-shape draw:style-name="gr13" draw:text-style-name="P9" draw:layer="layout" svg:width="28cm" svg:height="2.632cm" svg:x="0cm" svg:y="0.627cm">
          <text:p/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28cm" svg:height="11.7cm" svg:x="0cm" svg:y="3.9cm">
          <text:list text:style-name="L2">
            <text:list-header>
              <text:p text:style-name="P3"><text:span text:style-name="T3">Oh Lamb of God, Sweet lamb of God</text:span></text:p>
              <text:p text:style-name="P3"><text:span text:style-name="T3">I love the Holy lamb of God</text:span></text:p>
              <text:p text:style-name="P3"><text:span text:style-name="T3">Oh wash me in His precious Blood</text:span></text:p>
              <text:p text:style-name="P3"><text:span text:style-name="T3">Till I am just a lamb of God</text:span></text:p>
              <text:p text:style-name="P3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6" draw:layer="layout" svg:width="5.921cm" svg:height="0.777cm" svg:x="21.597cm" svg:y="14.24cm">
          <text:list text:style-name="L3">
            <text:list-header>
              <text:p text:style-name="P5"><text:span text:style-name="T4">Licence No. CCLI <text:s/>31289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custom-shape draw:style-name="gr20" draw:text-style-name="P8" draw:layer="layout" svg:width="9.103cm" svg:height="1.487cm" svg:x="11.894cm" svg:y="28.212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338cm" svg:height="11.139cm" svg:x="2.829cm" svg:y="2.256cm" draw:page-number="5" presentation:class="page"/>
          <draw:custom-shape draw:style-name="gr17" draw:text-style-name="P9" draw:layer="layout" svg:width="16.804cm" svg:height="13.368cm" svg:x="2.099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Title4" presentation:use-date-time-name="dtd1">
        <office:forms form:automatic-focus="false" form:apply-design-mode="false"/>
        <draw:custom-shape draw:style-name="gr13" draw:text-style-name="P9" draw:layer="layout" svg:width="28cm" svg:height="2.632cm" svg:x="0cm" svg:y="0.627cm">
          <text:p/>
          <draw:enhanced-geometry svg:viewBox="0 0 21600 21600" draw:type="mso-spt202" draw:enhanced-path="M 0 0 L 21600 0 21600 21600 0 21600 0 0 Z N"/>
        </draw:custom-shape>
        <draw:custom-shape draw:style-name="gr21" draw:text-style-name="P4" draw:layer="layout" svg:width="28cm" svg:height="11.7cm" svg:x="-0.001cm" svg:y="3.9cm">
          <text:list text:style-name="L2">
            <text:list-header>
              <text:p text:style-name="P3"><text:span text:style-name="T3">Oh lamb of God, Sweet lamb of God</text:span></text:p>
              <text:p text:style-name="P3"><text:span text:style-name="T3">I love the Holy lamb of God</text:span></text:p>
              <text:p text:style-name="P3"><text:span text:style-name="T3">Oh wash me in His precious Blood</text:span></text:p>
              <text:p text:style-name="P3"><text:span text:style-name="T3">Till I am just a lamb of God</text:span></text:p>
              <text:p text:style-name="P3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6" draw:layer="layout" svg:width="5.921cm" svg:height="0.777cm" svg:x="21.597cm" svg:y="14.24cm">
          <text:list text:style-name="L3">
            <text:list-header>
              <text:p text:style-name="P5"><text:span text:style-name="T4">Licence No. CCLI <text:s/>31289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custom-shape draw:style-name="gr23" draw:text-style-name="P8" draw:layer="layout" svg:width="9.103cm" svg:height="1.488cm" svg:x="11.894cm" svg:y="28.211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338cm" svg:height="11.139cm" svg:x="2.829cm" svg:y="2.256cm" draw:page-number="6" presentation:class="page"/>
          <draw:custom-shape draw:style-name="gr17" draw:text-style-name="P9" draw:layer="layout" svg:width="16.804cm" svg:height="13.368cm" svg:x="2.099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4" svg:font-family="'Lohit Hindi'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AU" style:font-name-asian="Lohit Hindi1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Lohit Hindi3" style:font-family-asian="'Lohit Hindi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Hindi4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4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098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86cm" fo:margin-right="0cm" fo:margin-top="0cm" fo:margin-bottom="0.342cm" fo:line-height="93%" fo:text-align="center" fo:text-indent="-0.786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Verdana1" fo:font-family="Verdana" style:font-family-generic="swiss" style:font-pitch="variable" fo:font-size="33.0999984741211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40pt" style:font-style-asian="normal" style:font-weight-asian="normal" style:font-name-complex="DejaVu Sans1" style:font-family-complex="'DejaVu Sans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704cm" fo:margin-right="0cm" fo:margin-top="0cm" fo:margin-bottom="0.276cm" fo:line-height="93%" fo:text-align="center" fo:text-indent="-0.655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9pt" fo:font-style="normal" fo:text-shadow="none" style:text-underline-style="none" fo:font-weight="normal" style:font-name-asian="DejaVu Sans1" style:font-family-asian="'DejaVu Sans'" style:font-pitch-asian="variable" style:font-size-asian="23pt" style:font-style-asian="normal" style:font-weight-asian="normal" style:font-name-complex="DejaVu Sans1" style:font-family-complex="'DejaVu Sans'" style:font-pitch-complex="variable" style:font-size-complex="23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2.621cm" fo:margin-right="0cm" fo:margin-top="0cm" fo:margin-bottom="0.207cm" fo:line-height="93%" fo:text-align="center" fo:text-indent="-0.524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3.674cm" fo:margin-right="0cm" fo:margin-top="0cm" fo:margin-bottom="0.138cm" fo:line-height="93%" fo:text-align="center" fo:text-indent="-0.524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100000381469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4.724cm" fo:margin-right="0cm" fo:margin-top="0cm" fo:margin-bottom="0.068cm" fo:line-height="93%" fo:text-align="center" fo:text-indent="-0.524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100000381469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4.724cm" fo:margin-right="0cm" fo:margin-top="0cm" fo:margin-bottom="0.068cm" fo:line-height="93%" fo:text-align="center" fo:text-indent="-0.524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100000381469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4.724cm" fo:margin-right="0cm" fo:margin-top="0cm" fo:margin-bottom="0.068cm" fo:line-height="93%" fo:text-align="center" fo:text-indent="-0.524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100000381469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4.724cm" fo:margin-right="0cm" fo:margin-top="0cm" fo:margin-bottom="0.068cm" fo:line-height="93%" fo:text-align="center" fo:text-indent="-0.524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100000381469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4.724cm" fo:margin-right="0cm" fo:margin-top="0cm" fo:margin-bottom="0.068cm" fo:line-height="93%" fo:text-align="center" fo:text-indent="-0.524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100000381469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14cm" fo:line-height="93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Verdana1" fo:font-family="Verdana" style:font-family-generic="swiss" style:font-pitch="variable" fo:font-size="40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40pt" style:font-style-asian="normal" style:font-weight-asian="normal" style:font-name-complex="DejaVu Sans1" style:font-family-complex="'DejaVu Sans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66" style:text-outline="false" style:text-line-through-style="none" style:text-line-through-type="none" style:text-position="0% 100%" style:font-name="Verdana1" fo:font-family="Verdana" style:font-family-generic="swiss" style:font-pitch="variable" fo:font-size="39.2000007629395pt" fo:font-style="normal" fo:text-shadow="none" style:text-underline-style="none" fo:font-weight="bold" style:letter-kerning="true" fo:background-color="transparent" style:font-name-asian="DejaVu Sans1" style:font-family-asian="'DejaVu Sans'" style:font-pitch-asian="variable" style:font-size-asian="44pt" style:font-style-asian="normal" style:font-weight-asian="bold" style:font-name-complex="DejaVu Sans1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8cm" fo:min-width="20.496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8cm" fo:min-width="8.603cm" fo:padding-top="0.13cm" fo:padding-bottom="0.13cm" fo:padding-left="0.25cm" fo:padding-right="0.25cm" fo:wrap-option="no-wrap" draw:shadow-color="#808080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4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4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4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solid" draw:fill-color="#ffffff"/>
      <style:paragraph-properties style:writing-mode="lr-tb" style:font-independent-line-spacing="true"/>
    </style:style>
    <style:style style:name="MP7" style:family="paragraph">
      <style:paragraph-properties fo:margin-left="0.599cm" fo:margin-right="0cm" fo:line-height="100%" fo:text-indent="-0.599cm" style:punctuation-wrap="hanging" style:line-break="strict"/>
    </style:style>
    <style:style style:name="MP8" style:family="paragraph">
      <loext:graphic-properties draw:fill="none" draw:fill-color="#ffffff"/>
      <style:paragraph-properties fo:margin-left="0.599cm" fo:margin-right="0cm" fo:line-height="100%" fo:text-indent="-0.599cm" style:punctuation-wrap="hanging" style:line-break="strict" style:writing-mode="lr-tb" style:font-independent-line-spacing="true"/>
    </style:style>
    <style:style style:name="MP9" style:family="paragraph">
      <style:paragraph-properties fo:margin-left="0.599cm" fo:margin-right="0cm" fo:line-height="100%" fo:text-align="end" fo:text-indent="-0.599cm" style:punctuation-wrap="hanging" style:line-break="strict"/>
    </style:style>
    <style:style style:name="MP10" style:family="paragraph">
      <loext:graphic-properties draw:fill="none" draw:fill-color="#ffffff"/>
      <style:paragraph-properties fo:margin-left="0.599cm" fo:margin-right="0cm" fo:line-height="100%" fo:text-align="end" fo:text-indent="-0.599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2pt" fo:language="en" fo:country="AU" style:font-name-asian="DejaVu Sans1" style:font-size-asian="12pt" style:language-asian="en" style:country-asian="AU" style:font-name-complex="DejaVu Sans1" style:font-size-complex="12pt" style:language-complex="en" style:country-complex="AU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cm" svg:height="2.63cm" svg:x="0cm" svg:y="0.627cm" presentation:class="title" presentation:placeholder="true">
        <draw:text-box/>
      </draw:frame>
      <draw:frame presentation:style-name="Mpr1" draw:layer="backgroundobjects" svg:width="28cm" svg:height="11.7cm" svg:x="0cm" svg:y="3.9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2.63cm" svg:x="0cm" svg:y="0.627cm" presentation:class="title" presentation:placeholder="true">
        <draw:text-box/>
      </draw:frame>
      <draw:frame presentation:style-name="Mpr4" draw:layer="backgroundobjects" svg:width="28cm" svg:height="11.85cm" svg:x="0cm" svg:y="3.9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4" style:page-layout-name="PM1" draw:style-name="Mdp2">
      <office:forms form:automatic-focus="false" form:apply-design-mode="false"/>
      <draw:frame presentation:style-name="Title4-title" draw:layer="backgroundobjects" svg:width="25.054cm" svg:height="2.508cm" svg:x="1.4cm" svg:y="0.623cm" presentation:class="title" presentation:placeholder="true">
        <draw:text-box/>
      </draw:frame>
      <draw:frame presentation:style-name="Title4-outline1" draw:layer="backgroundobjects" svg:width="27.859cm" svg:height="9.016cm" svg:x="0cm" svg:y="3.896cm" presentation:class="outline" presentation:placeholder="true">
        <draw:text-box/>
      </draw:frame>
      <presentation:notes style:page-layout-name="PM2">
        <office:forms form:automatic-focus="false" form:apply-design-mode="false"/>
        <draw:rect draw:style-name="Mgr3" draw:text-style-name="MP5" draw:layer="backgroundobjects" svg:width="21cm" svg:height="29.7cm" svg:x="0cm" svg:y="0cm">
          <text:p/>
        </draw:rect>
        <draw:custom-shape draw:style-name="Mgr4" draw:text-style-name="MP6" draw:layer="backgroundobjects" svg:width="20.998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8" draw:layer="backgroundobjects" svg:width="9.099cm" svg:height="1.482cm" svg:x="0cm" svg:y="0cm" presentation:class="header">
          <draw:text-box>
            <text:list text:style-name="ML5">
              <text:list-header>
                <text:p text:style-name="MP7"><text:span text:style-name="MT2">5th Sunday in Ordinary Time Year C</text:span></text:p>
              </text:list-header>
            </text:list>
          </draw:text-box>
        </draw:frame>
        <draw:frame presentation:style-name="Mpr8" draw:text-style-name="MP10" draw:layer="backgroundobjects" svg:width="9.099cm" svg:height="1.482cm" svg:x="11.894cm" svg:y="0cm" presentation:class="date-time">
          <draw:text-box>
            <text:list text:style-name="ML5">
              <text:list-header>
                <text:p text:style-name="MP9"><text:span text:style-name="MT2">7 February 2016</text:span></text:p>
              </text:list-header>
            </text:list>
          </draw:text-box>
        </draw:frame>
        <draw:page-thumbnail presentation:style-name="Title4-title" draw:layer="backgroundobjects" svg:width="15.328cm" svg:height="11.136cm" svg:x="2.834cm" svg:y="2.226cm" presentation:class="page"/>
        <draw:frame presentation:style-name="Title4-notes" draw:layer="backgroundobjects" svg:width="16.8cm" svg:height="13.362cm" svg:x="2.098cm" svg:y="14.108cm" presentation:class="notes" presentation:placeholder="true">
          <draw:text-box/>
        </draw:frame>
        <draw:custom-shape draw:style-name="Mgr5" draw:text-style-name="MP11" draw:layer="backgroundobjects" svg:width="9.103cm" svg:height="1.488cm" svg:x="0cm" svg:y="28.212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10" draw:layer="backgroundobjects" svg:width="9.099cm" svg:height="1.482cm" svg:x="11.894cm" svg:y="28.212cm" presentation:class="page-number">
          <draw:text-box>
            <text:list text:style-name="ML5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7-04-14T08:37:36.426560730</dc:date>
    <meta:editing-duration>PT2H22M39S</meta:editing-duration>
    <meta:editing-cycles>33</meta:editing-cycles>
    <meta:generator>LibreOffice/5.1.6.2$Linux_X86_64 LibreOffice_project/10m0$Build-2</meta:generator>
    <meta:document-statistic meta:object-count="71"/>
  </office:meta>
</office:document-meta>
</file>